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8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70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8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79" style:family="table-cell" style:parent-style-name="Default" style:data-style-name="N0"/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9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2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5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1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5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3" table:style-name="ce62">
            <text:p><text:s text:c="3"/>142,793</text:p>
          </table:table-cell>
          <table:table-cell office:value-type="float" office:value="8841182" table:style-name="ce62">
            <text:p><text:s text:c="3"/>8,841,182</text:p>
          </table:table-cell>
          <table:table-cell office:value-type="float" office:value="23600903" table:style-name="ce62">
            <text:p><text:s text:c="3"/>23,600,903</text:p>
          </table:table-cell>
          <table:table-cell office:value-type="float" office:value="11701322" table:style-name="ce62">
            <text:p><text:s text:c="3"/>11,701,322</text:p>
          </table:table-cell>
          <table:table-cell office:value-type="float" office:value="11899581" table:style-name="ce62">
            <text:p><text:s text:c="3"/>11,899,581</text:p>
          </table:table-cell>
          <table:table-cell office:value-type="float" office:value="98.33" table:style-name="ce63">
            <text:p>98.33</text:p>
          </table:table-cell>
          <table:table-cell office:value-type="float" office:value="652.01" table:style-name="ce63">
            <text:p>652.0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48368" table:style-name="ce62">
            <text:p><text:s text:c="3"/>8,848,368</text:p>
          </table:table-cell>
          <table:table-cell office:value-type="float" office:value="23596493" table:style-name="ce62">
            <text:p><text:s text:c="3"/>23,596,493</text:p>
          </table:table-cell>
          <table:table-cell office:value-type="float" office:value="11697977" table:style-name="ce62">
            <text:p><text:s text:c="3"/>11,697,977</text:p>
          </table:table-cell>
          <table:table-cell office:value-type="float" office:value="11898516" table:style-name="ce62">
            <text:p><text:s text:c="3"/>11,898,516</text:p>
          </table:table-cell>
          <table:table-cell office:value-type="float" office:value="98.31" table:style-name="ce63">
            <text:p>98.31</text:p>
          </table:table-cell>
          <table:table-cell office:value-type="float" office:value="651.89" table:style-name="ce63">
            <text:p>651.89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54938" table:style-name="ce62">
            <text:p><text:s text:c="3"/>8,854,938</text:p>
          </table:table-cell>
          <table:table-cell office:value-type="float" office:value="23591920" table:style-name="ce62">
            <text:p><text:s text:c="3"/>23,591,920</text:p>
          </table:table-cell>
          <table:table-cell office:value-type="float" office:value="11694751" table:style-name="ce62">
            <text:p><text:s text:c="3"/>11,694,751</text:p>
          </table:table-cell>
          <table:table-cell office:value-type="float" office:value="11897169" table:style-name="ce62">
            <text:p><text:s text:c="3"/>11,897,169</text:p>
          </table:table-cell>
          <table:table-cell office:value-type="float" office:value="98.3" table:style-name="ce63">
            <text:p>98.30</text:p>
          </table:table-cell>
          <table:table-cell office:value-type="float" office:value="651.76" table:style-name="ce63">
            <text:p>651.76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00" table:style-name="ce62">
            <text:p><text:s text:c="3"/>142,800</text:p>
          </table:table-cell>
          <table:table-cell office:value-type="float" office:value="8865759" table:style-name="ce62">
            <text:p><text:s text:c="3"/>8,865,759</text:p>
          </table:table-cell>
          <table:table-cell office:value-type="float" office:value="23586562" table:style-name="ce62">
            <text:p><text:s text:c="3"/>23,586,562</text:p>
          </table:table-cell>
          <table:table-cell office:value-type="float" office:value="11691334" table:style-name="ce62">
            <text:p><text:s text:c="3"/>11,691,334</text:p>
          </table:table-cell>
          <table:table-cell office:value-type="float" office:value="11895228" table:style-name="ce62">
            <text:p><text:s text:c="3"/>11,895,228</text:p>
          </table:table-cell>
          <table:table-cell office:value-type="float" office:value="98.29" table:style-name="ce63">
            <text:p>98.29</text:p>
          </table:table-cell>
          <table:table-cell office:value-type="float" office:value="651.62" table:style-name="ce63">
            <text:p>651.62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02" table:style-name="ce62">
            <text:p><text:s text:c="3"/>142,802</text:p>
          </table:table-cell>
          <table:table-cell office:value-type="float" office:value="8874204" table:style-name="ce62">
            <text:p><text:s text:c="3"/>8,874,204</text:p>
          </table:table-cell>
          <table:table-cell office:value-type="float" office:value="23583823" table:style-name="ce62">
            <text:p><text:s text:c="3"/>23,583,823</text:p>
          </table:table-cell>
          <table:table-cell office:value-type="float" office:value="11689221" table:style-name="ce62">
            <text:p><text:s text:c="3"/>11,689,221</text:p>
          </table:table-cell>
          <table:table-cell office:value-type="float" office:value="11894602" table:style-name="ce62">
            <text:p><text:s text:c="3"/>11,894,602</text:p>
          </table:table-cell>
          <table:table-cell office:value-type="float" office:value="98.27" table:style-name="ce63">
            <text:p>98.27</text:p>
          </table:table-cell>
          <table:table-cell office:value-type="float" office:value="651.54" table:style-name="ce63">
            <text:p>651.54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11" table:style-name="ce62">
            <text:p><text:s text:c="3"/>142,811</text:p>
          </table:table-cell>
          <table:table-cell office:value-type="float" office:value="8884763" table:style-name="ce62">
            <text:p><text:s text:c="3"/>8,884,763</text:p>
          </table:table-cell>
          <table:table-cell office:value-type="float" office:value="23578705" table:style-name="ce62">
            <text:p><text:s text:c="3"/>23,578,705</text:p>
          </table:table-cell>
          <table:table-cell office:value-type="float" office:value="11685947" table:style-name="ce62">
            <text:p><text:s text:c="3"/>11,685,947</text:p>
          </table:table-cell>
          <table:table-cell office:value-type="float" office:value="11892758" table:style-name="ce62">
            <text:p><text:s text:c="3"/>11,892,758</text:p>
          </table:table-cell>
          <table:table-cell office:value-type="float" office:value="98.26" table:style-name="ce63">
            <text:p>98.26</text:p>
          </table:table-cell>
          <table:table-cell office:value-type="float" office:value="651.4" table:style-name="ce63">
            <text:p>651.40</text:p>
          </table:table-cell>
          <table:table-cell office:value-type="float" office:value="2.65" table:style-name="ce64">
            <text:p>2.65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27" table:style-name="ce62">
            <text:p><text:s text:c="3"/>142,827</text:p>
          </table:table-cell>
          <table:table-cell office:value-type="float" office:value="8903119" table:style-name="ce62">
            <text:p><text:s text:c="3"/>8,903,119</text:p>
          </table:table-cell>
          <table:table-cell office:value-type="float" office:value="23574334" table:style-name="ce62">
            <text:p><text:s text:c="3"/>23,574,334</text:p>
          </table:table-cell>
          <table:table-cell office:value-type="float" office:value="11683160" table:style-name="ce62">
            <text:p><text:s text:c="3"/>11,683,160</text:p>
          </table:table-cell>
          <table:table-cell office:value-type="float" office:value="11891174" table:style-name="ce62">
            <text:p><text:s text:c="3"/>11,891,174</text:p>
          </table:table-cell>
          <table:table-cell office:value-type="float" office:value="98.25" table:style-name="ce63">
            <text:p>98.25</text:p>
          </table:table-cell>
          <table:table-cell office:value-type="float" office:value="651.28" table:style-name="ce63">
            <text:p>651.28</text:p>
          </table:table-cell>
          <table:table-cell office:value-type="float" office:value="2.65" table:style-name="ce64">
            <text:p>2.65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2.3110214714903987E-2" table:style-name="ce67">
            <text:p>0.02</text:p>
          </table:table-cell>
          <table:table-cell office:value-type="float" office:value="1.1442105398288489" table:style-name="ce66">
            <text:p>1.14</text:p>
          </table:table-cell>
          <table:table-cell office:value-type="float" office:value="-8.2479316382943757E-2" table:style-name="ce68">
            <text:p><text:s text:c="3"/>－0.08</text:p>
          </table:table-cell>
          <table:table-cell office:value-type="float" office:value="-0.18858230429225081" table:style-name="ce69">
            <text:p>－ <text:s text:c="2"/>0.19</text:p>
          </table:table-cell>
          <table:table-cell office:value-type="float" office:value="2.1987524140854739E-2" table:style-name="ce70">
            <text:p>0.02</text:p>
          </table:table-cell>
          <table:table-cell office:value-type="float" office:value="-0.21328458257159635" table:style-name="ce71">
            <text:p>－ <text:s text:c="2"/>0.21</text:p>
          </table:table-cell>
          <table:table-cell office:value-type="float" office:value="-8.2844957196783975E-2" table:style-name="ce66">
            <text:p><text:s text:c="3"/>－0.08</text:p>
          </table:table-cell>
          <table:table-cell office:value-type="float" office:value="-1.1194029850746361" table:style-name="ce71">
            <text:p>－ <text:s text:c="2"/>1.12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72">
            <text:p>較 上 月</text:p>
            <text:p>増減 (%)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1.1203618768862342E-2" table:style-name="ce74">
            <text:p>0.01</text:p>
          </table:table-cell>
          <table:table-cell office:value-type="float" office:value="0.20660089638856999" table:style-name="ce73">
            <text:p>0.21</text:p>
          </table:table-cell>
          <table:table-cell office:value-type="float" office:value="-1.8537913765832345E-2" table:style-name="ce75">
            <text:p>－ <text:s text:c="2"/>0.02</text:p>
          </table:table-cell>
          <table:table-cell office:value-type="float" office:value="-2.3849158309549066E-2" table:style-name="ce76">
            <text:p>－ <text:s text:c="2"/>0.02</text:p>
          </table:table-cell>
          <table:table-cell office:value-type="float" office:value="-1.3319029950832261E-2" table:style-name="ce77">
            <text:p>－ <text:s text:c="2"/>0.01</text:p>
          </table:table-cell>
          <table:table-cell office:value-type="float" office:value="-1.0177081213113287E-2" table:style-name="ce78">
            <text:p>－ <text:s text:c="2"/>0.01</text:p>
          </table:table-cell>
          <table:table-cell office:value-type="float" office:value="-1.84218606079221E-2" table:style-name="ce77">
            <text:p>－ <text:s text:c="2"/>0.02</text:p>
          </table:table-cell>
          <table:table-cell office:value-type="float" office:value="0" table:style-name="ce76">
            <text:p>—</text:p>
          </table:table-cell>
          <table:table-cell table:style-name="ce79"/>
          <table:table-cell table:number-columns-repeated="16371"/>
        </table:table-row>
        <table:table-row table:style-name="ro6">
          <table:table-cell office:value-type="string" table:style-name="ce80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office:value-type="string" table:style-name="ce83">
            <text:p>內政部戶政司<text:span text:style-name="T3"><text:s/></text:span>民國<text:span text:style-name="T3">109</text:span>年9月8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6">
          <table:table-cell office:value-type="string" table:style-name="ce85">
            <text:p><text:s text:c="12"/>3.96年12月，原金門縣烏坵鄉面積因重測修正為1.2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4.96年12月起，我國土地面積增列東沙群島東沙島(2.38平方公里)及南沙群島太平島(0.4896平方公里)，由高雄市代管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；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5.98年2月，嘉義縣布袋鎮填海造地致面積增加1.9617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6.高雄市小港區土地面積100年9月因配合高雄港洲際貨櫃中心第一期工程計畫填築用地擴大為41.2061平方公里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90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1"/>
          <table:table-cell table:number-columns-repeated="16381" table:style-name="ce17"/>
        </table:table-row>
        <table:table-row table:style-name="ro6">
          <table:table-cell office:value-type="string" table:style-name="ce85">
            <text:p>　　 <text:s text:c="4"/>7.104年12月南沙太平島交通基礎整建工程竣工，增加面積0.0149平方公里。</text:p>
          </table:table-cell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0">
          <table:table-cell table:style-name="ce80"/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91"/>
        <table:table-column table:style-name="co3" table:default-cell-style-name="ce91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2"/>
          <table:table-cell office:value-type="string" table:style-name="ce93">
            <text:p><text:s text:c="4"/>中 華 民 國 109 年 8 月 底</text:p>
          </table:table-cell>
          <table:table-cell table:number-columns-repeated="4" table:style-name="ce92"/>
          <table:table-cell office:value-type="string" table:style-name="ce7">
            <text:p><text:s text:c="10"/>單位：平方公里；個；戶；人</text:p>
          </table:table-cell>
          <table:table-cell table:style-name="ce92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區<text:span text:style-name="T3"><text:s text:c="2"/></text:span>域<text:span text:style-name="T3"><text:s text:c="2"/></text:span>別</text:p>
          </table:table-cell>
          <table:table-cell office:value-type="string" table:style-name="ce94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5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6">
            <text:p>( 平方公里 )</text:p>
          </table:table-cell>
          <table:table-cell office:value-type="string" table:style-name="ce97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8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99">
            <text:p>總 <text:s text:c="4"/>計</text:p>
          </table:table-cell>
          <table:table-cell office:value-type="float" office:value="36197.066899999998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827" table:style-name="ce54">
            <text:p><text:s text:c="3"/>142,827</text:p>
          </table:table-cell>
          <table:table-cell office:value-type="float" office:value="8903119" table:style-name="ce54">
            <text:p><text:s text:c="3"/>8,903,119</text:p>
          </table:table-cell>
          <table:table-cell office:value-type="float" office:value="23574334" table:style-name="ce54">
            <text:p><text:s text:c="3"/>23,574,334</text:p>
          </table:table-cell>
          <table:table-cell office:value-type="float" office:value="11683160" table:style-name="ce54">
            <text:p><text:s text:c="3"/>11,683,160</text:p>
          </table:table-cell>
          <table:table-cell office:value-type="float" office:value="11891174" table:style-name="ce54">
            <text:p><text:s text:c="3"/>11,891,174</text:p>
          </table:table-cell>
          <table:table-cell office:value-type="float" office:value="98.25" table:style-name="ce55">
            <text:p>98.25</text:p>
          </table:table-cell>
          <table:table-cell office:value-type="float" office:value="651.28" table:style-name="ce55">
            <text:p>651.28</text:p>
          </table:table-cell>
          <table:table-cell office:value-type="float" office:value="2.65" table:style-name="ce56">
            <text:p>2.65</text:p>
          </table:table-cell>
          <table:table-cell table:style-name="ce79"/>
          <table:table-cell table:style-name="ce102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新北市</text:p>
          </table:table-cell>
          <table:table-cell office:value-type="float" office:value="2052.5666999999999" table:style-name="ce105">
            <text:p>2,052.5667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66" table:style-name="ce54">
            <text:p><text:s text:c="3"/>22,166</text:p>
          </table:table-cell>
          <table:table-cell office:value-type="float" office:value="1599805" table:style-name="ce54">
            <text:p><text:s text:c="3"/>1,599,805</text:p>
          </table:table-cell>
          <table:table-cell office:value-type="float" office:value="4028324" table:style-name="ce54">
            <text:p><text:s text:c="3"/>4,028,324</text:p>
          </table:table-cell>
          <table:table-cell office:value-type="float" office:value="1967412" table:style-name="ce54">
            <text:p><text:s text:c="3"/>1,967,412</text:p>
          </table:table-cell>
          <table:table-cell office:value-type="float" office:value="2060912" table:style-name="ce54">
            <text:p><text:s text:c="3"/>2,060,912</text:p>
          </table:table-cell>
          <table:table-cell office:value-type="float" office:value="95.46" table:style-name="ce55">
            <text:p>95.46</text:p>
          </table:table-cell>
          <table:table-cell office:value-type="float" office:value="1962.58" table:style-name="ce55">
            <text:p>1,962.58</text:p>
          </table:table-cell>
          <table:table-cell office:value-type="float" office:value="2.52" table:style-name="ce56">
            <text:p>2.52</text:p>
          </table:table-cell>
          <table:table-cell table:style-name="ce79"/>
          <table:table-cell table:style-name="ce107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108">
            <text:p>臺北市</text:p>
          </table:table-cell>
          <table:table-cell office:value-type="float" office:value="271.79969999999997" table:style-name="ce105">
            <text:p>271.7997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72" table:style-name="ce54">
            <text:p><text:s text:c="3"/>9,572</text:p>
          </table:table-cell>
          <table:table-cell office:value-type="float" office:value="1061368" table:style-name="ce54">
            <text:p><text:s text:c="3"/>1,061,368</text:p>
          </table:table-cell>
          <table:table-cell office:value-type="float" office:value="2615642" table:style-name="ce54">
            <text:p><text:s text:c="3"/>2,615,642</text:p>
          </table:table-cell>
          <table:table-cell office:value-type="float" office:value="1245157" table:style-name="ce54">
            <text:p><text:s text:c="3"/>1,245,157</text:p>
          </table:table-cell>
          <table:table-cell office:value-type="float" office:value="1370485" table:style-name="ce54">
            <text:p><text:s text:c="3"/>1,370,485</text:p>
          </table:table-cell>
          <table:table-cell office:value-type="float" office:value="90.86" table:style-name="ce55">
            <text:p>90.86</text:p>
          </table:table-cell>
          <table:table-cell office:value-type="float" office:value="9623.42" table:style-name="ce55">
            <text:p>9,623.42</text:p>
          </table:table-cell>
          <table:table-cell office:value-type="float" office:value="2.46" table:style-name="ce56">
            <text:p>2.46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桃園市</text:p>
          </table:table-cell>
          <table:table-cell office:value-type="float" office:value="1220.954" table:style-name="ce105">
            <text:p>1,220.954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9" table:style-name="ce54">
            <text:p><text:s text:c="3"/>11,859</text:p>
          </table:table-cell>
          <table:table-cell office:value-type="float" office:value="839809" table:style-name="ce54">
            <text:p><text:s text:c="3"/>839,809</text:p>
          </table:table-cell>
          <table:table-cell office:value-type="float" office:value="2262440" table:style-name="ce54">
            <text:p><text:s text:c="3"/>2,262,440</text:p>
          </table:table-cell>
          <table:table-cell office:value-type="float" office:value="1121530" table:style-name="ce54">
            <text:p><text:s text:c="3"/>1,121,530</text:p>
          </table:table-cell>
          <table:table-cell office:value-type="float" office:value="1140910" table:style-name="ce54">
            <text:p><text:s text:c="3"/>1,140,910</text:p>
          </table:table-cell>
          <table:table-cell office:value-type="float" office:value="98.3" table:style-name="ce55">
            <text:p>98.30</text:p>
          </table:table-cell>
          <table:table-cell office:value-type="float" office:value="1853.01" table:style-name="ce55">
            <text:p>1,853.01</text:p>
          </table:table-cell>
          <table:table-cell office:value-type="float" office:value="2.69" table:style-name="ce56">
            <text:p>2.69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中市</text:p>
          </table:table-cell>
          <table:table-cell office:value-type="float" office:value="2214.8968" table:style-name="ce105">
            <text:p>2,214.8968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97032" table:style-name="ce54">
            <text:p><text:s text:c="3"/>997,032</text:p>
          </table:table-cell>
          <table:table-cell office:value-type="float" office:value="2816819" table:style-name="ce54">
            <text:p><text:s text:c="3"/>2,816,819</text:p>
          </table:table-cell>
          <table:table-cell office:value-type="float" office:value="1384030" table:style-name="ce54">
            <text:p><text:s text:c="3"/>1,384,030</text:p>
          </table:table-cell>
          <table:table-cell office:value-type="float" office:value="1432789" table:style-name="ce54">
            <text:p><text:s text:c="3"/>1,432,789</text:p>
          </table:table-cell>
          <table:table-cell office:value-type="float" office:value="96.6" table:style-name="ce55">
            <text:p>96.60</text:p>
          </table:table-cell>
          <table:table-cell office:value-type="float" office:value="1271.76" table:style-name="ce55">
            <text:p>1,271.76</text:p>
          </table:table-cell>
          <table:table-cell office:value-type="float" office:value="2.83" table:style-name="ce56">
            <text:p>2.83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臺南市</text:p>
          </table:table-cell>
          <table:table-cell office:value-type="float" office:value="2191.6531" table:style-name="ce105">
            <text:p>2,191.6531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5" table:style-name="ce54">
            <text:p><text:s text:c="3"/>9,655</text:p>
          </table:table-cell>
          <table:table-cell office:value-type="float" office:value="701586" table:style-name="ce54">
            <text:p><text:s text:c="3"/>701,586</text:p>
          </table:table-cell>
          <table:table-cell office:value-type="float" office:value="1876829" table:style-name="ce54">
            <text:p><text:s text:c="3"/>1,876,829</text:p>
          </table:table-cell>
          <table:table-cell office:value-type="float" office:value="934941" table:style-name="ce54">
            <text:p><text:s text:c="3"/>934,941</text:p>
          </table:table-cell>
          <table:table-cell office:value-type="float" office:value="941888" table:style-name="ce54">
            <text:p><text:s text:c="3"/>941,888</text:p>
          </table:table-cell>
          <table:table-cell office:value-type="float" office:value="99.26" table:style-name="ce55">
            <text:p>99.26</text:p>
          </table:table-cell>
          <table:table-cell office:value-type="float" office:value="856.35" table:style-name="ce55">
            <text:p>856.35</text:p>
          </table:table-cell>
          <table:table-cell office:value-type="float" office:value="2.68" table:style-name="ce56">
            <text:p>2.68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高雄市</text:p>
          </table:table-cell>
          <table:table-cell office:value-type="float" office:value="2951.8524000000002" table:style-name="ce105">
            <text:p>2,951.8524</text:p>
          </table:table-cell>
          <table:table-cell office:value-type="float" office:value="38" table:style-name="ce106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09" table:style-name="ce54">
            <text:p><text:s text:c="3"/>17,309</text:p>
          </table:table-cell>
          <table:table-cell office:value-type="float" office:value="1116964" table:style-name="ce54">
            <text:p><text:s text:c="3"/>1,116,964</text:p>
          </table:table-cell>
          <table:table-cell office:value-type="float" office:value="2769434" table:style-name="ce54">
            <text:p><text:s text:c="3"/>2,769,434</text:p>
          </table:table-cell>
          <table:table-cell office:value-type="float" office:value="1366607" table:style-name="ce54">
            <text:p><text:s text:c="3"/>1,366,607</text:p>
          </table:table-cell>
          <table:table-cell office:value-type="float" office:value="1402827" table:style-name="ce54">
            <text:p><text:s text:c="3"/>1,402,827</text:p>
          </table:table-cell>
          <table:table-cell office:value-type="float" office:value="97.42" table:style-name="ce55">
            <text:p>97.42</text:p>
          </table:table-cell>
          <table:table-cell office:value-type="float" office:value="938.2" table:style-name="ce55">
            <text:p>938.20</text:p>
          </table:table-cell>
          <table:table-cell office:value-type="float" office:value="2.48" table:style-name="ce56">
            <text:p>2.4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灣省</text:p>
          </table:table-cell>
          <table:table-cell office:value-type="float" office:value="25110.003700000001" table:style-name="ce105">
            <text:p>25,110.0037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36" table:style-name="ce54">
            <text:p><text:s text:c="3"/>58,836</text:p>
          </table:table-cell>
          <table:table-cell office:value-type="float" office:value="2541634" table:style-name="ce54">
            <text:p><text:s text:c="3"/>2,541,634</text:p>
          </table:table-cell>
          <table:table-cell office:value-type="float" office:value="7052054" table:style-name="ce54">
            <text:p><text:s text:c="3"/>7,052,054</text:p>
          </table:table-cell>
          <table:table-cell office:value-type="float" office:value="3586249" table:style-name="ce54">
            <text:p><text:s text:c="3"/>3,586,249</text:p>
          </table:table-cell>
          <table:table-cell office:value-type="float" office:value="3465805" table:style-name="ce54">
            <text:p><text:s text:c="3"/>3,465,805</text:p>
          </table:table-cell>
          <table:table-cell office:value-type="float" office:value="103.48" table:style-name="ce55">
            <text:p>103.48</text:p>
          </table:table-cell>
          <table:table-cell office:value-type="float" office:value="280.85000000000002" table:style-name="ce55">
            <text:p>280.85</text:p>
          </table:table-cell>
          <table:table-cell office:value-type="float" office:value="2.77" table:style-name="ce56">
            <text:p>2.77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4">
          <table:table-cell office:value-type="string" table:style-name="ce114">
            <text:p>宜蘭縣</text:p>
          </table:table-cell>
          <table:table-cell office:value-type="float" office:value="2143.6251000000002" table:style-name="ce115">
            <text:p>2,143.625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2070" table:style-name="ce62">
            <text:p><text:s text:c="3"/>172,070</text:p>
          </table:table-cell>
          <table:table-cell office:value-type="float" office:value="453646" table:style-name="ce62">
            <text:p><text:s text:c="3"/>453,646</text:p>
          </table:table-cell>
          <table:table-cell office:value-type="float" office:value="228684" table:style-name="ce62">
            <text:p><text:s text:c="3"/>228,684</text:p>
          </table:table-cell>
          <table:table-cell office:value-type="float" office:value="224962" table:style-name="ce62">
            <text:p><text:s text:c="3"/>224,962</text:p>
          </table:table-cell>
          <table:table-cell office:value-type="float" office:value="101.65" table:style-name="ce63">
            <text:p>101.65</text:p>
          </table:table-cell>
          <table:table-cell office:value-type="float" office:value="211.63" table:style-name="ce63">
            <text:p>211.63</text:p>
          </table:table-cell>
          <table:table-cell office:value-type="float" office:value="2.64" table:style-name="ce64">
            <text:p>2.6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新竹縣</text:p>
          </table:table-cell>
          <table:table-cell office:value-type="float" office:value="1427.5369000000001" table:style-name="ce115">
            <text:p>1,427.5369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93" table:style-name="ce62">
            <text:p><text:s text:c="3"/>3,293</text:p>
          </table:table-cell>
          <table:table-cell office:value-type="float" office:value="203970" table:style-name="ce62">
            <text:p><text:s text:c="3"/>203,970</text:p>
          </table:table-cell>
          <table:table-cell office:value-type="float" office:value="568516" table:style-name="ce62">
            <text:p><text:s text:c="3"/>568,516</text:p>
          </table:table-cell>
          <table:table-cell office:value-type="float" office:value="290123" table:style-name="ce62">
            <text:p><text:s text:c="3"/>290,123</text:p>
          </table:table-cell>
          <table:table-cell office:value-type="float" office:value="278393" table:style-name="ce62">
            <text:p><text:s text:c="3"/>278,393</text:p>
          </table:table-cell>
          <table:table-cell office:value-type="float" office:value="104.21" table:style-name="ce63">
            <text:p>104.21</text:p>
          </table:table-cell>
          <table:table-cell office:value-type="float" office:value="398.25" table:style-name="ce63">
            <text:p>398.25</text:p>
          </table:table-cell>
          <table:table-cell office:value-type="float" office:value="2.79" table:style-name="ce64">
            <text:p>2.7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苗栗縣</text:p>
          </table:table-cell>
          <table:table-cell office:value-type="float" office:value="1820.3149000000001" table:style-name="ce115">
            <text:p>1,820.3149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84" table:style-name="ce62">
            <text:p><text:s text:c="3"/>4,684</text:p>
          </table:table-cell>
          <table:table-cell office:value-type="float" office:value="192657" table:style-name="ce62">
            <text:p><text:s text:c="3"/>192,657</text:p>
          </table:table-cell>
          <table:table-cell office:value-type="float" office:value="543711" table:style-name="ce62">
            <text:p><text:s text:c="3"/>543,711</text:p>
          </table:table-cell>
          <table:table-cell office:value-type="float" office:value="280302" table:style-name="ce62">
            <text:p><text:s text:c="3"/>280,302</text:p>
          </table:table-cell>
          <table:table-cell office:value-type="float" office:value="263409" table:style-name="ce62">
            <text:p><text:s text:c="3"/>263,409</text:p>
          </table:table-cell>
          <table:table-cell office:value-type="float" office:value="106.41" table:style-name="ce63">
            <text:p>106.41</text:p>
          </table:table-cell>
          <table:table-cell office:value-type="float" office:value="298.69" table:style-name="ce63">
            <text:p>298.69</text:p>
          </table:table-cell>
          <table:table-cell office:value-type="float" office:value="2.82" table:style-name="ce64">
            <text:p>2.82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彰化縣</text:p>
          </table:table-cell>
          <table:table-cell office:value-type="float" office:value="1074.396" table:style-name="ce115">
            <text:p>1,074.3960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5" table:style-name="ce62">
            <text:p><text:s text:c="3"/>9,175</text:p>
          </table:table-cell>
          <table:table-cell office:value-type="float" office:value="395694" table:style-name="ce62">
            <text:p><text:s text:c="3"/>395,694</text:p>
          </table:table-cell>
          <table:table-cell office:value-type="float" office:value="1268766" table:style-name="ce62">
            <text:p><text:s text:c="3"/>1,268,766</text:p>
          </table:table-cell>
          <table:table-cell office:value-type="float" office:value="645071" table:style-name="ce62">
            <text:p><text:s text:c="3"/>645,071</text:p>
          </table:table-cell>
          <table:table-cell office:value-type="float" office:value="623695" table:style-name="ce62">
            <text:p><text:s text:c="3"/>623,695</text:p>
          </table:table-cell>
          <table:table-cell office:value-type="float" office:value="103.43" table:style-name="ce63">
            <text:p>103.43</text:p>
          </table:table-cell>
          <table:table-cell office:value-type="float" office:value="1180.9100000000001" table:style-name="ce63">
            <text:p>1,180.91</text:p>
          </table:table-cell>
          <table:table-cell office:value-type="float" office:value="3.21" table:style-name="ce64">
            <text:p>3.2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南投縣</text:p>
          </table:table-cell>
          <table:table-cell office:value-type="float" office:value="4106.4359999999997" table:style-name="ce115">
            <text:p>4,106.4360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2" table:style-name="ce62">
            <text:p><text:s text:c="3"/>4,272</text:p>
          </table:table-cell>
          <table:table-cell office:value-type="float" office:value="179539" table:style-name="ce62">
            <text:p><text:s text:c="3"/>179,539</text:p>
          </table:table-cell>
          <table:table-cell office:value-type="float" office:value="492168" table:style-name="ce62">
            <text:p><text:s text:c="3"/>492,168</text:p>
          </table:table-cell>
          <table:table-cell office:value-type="float" office:value="251563" table:style-name="ce62">
            <text:p><text:s text:c="3"/>251,563</text:p>
          </table:table-cell>
          <table:table-cell office:value-type="float" office:value="240605" table:style-name="ce62">
            <text:p><text:s text:c="3"/>240,605</text:p>
          </table:table-cell>
          <table:table-cell office:value-type="float" office:value="104.55" table:style-name="ce63">
            <text:p>104.55</text:p>
          </table:table-cell>
          <table:table-cell office:value-type="float" office:value="119.85" table:style-name="ce63">
            <text:p>119.85</text:p>
          </table:table-cell>
          <table:table-cell office:value-type="float" office:value="2.74" table:style-name="ce64">
            <text:p>2.7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雲林縣</text:p>
          </table:table-cell>
          <table:table-cell office:value-type="float" office:value="1290.8326" table:style-name="ce115">
            <text:p>1,290.8326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7" table:style-name="ce62">
            <text:p><text:s text:c="3"/>6,467</text:p>
          </table:table-cell>
          <table:table-cell office:value-type="float" office:value="243594" table:style-name="ce62">
            <text:p><text:s text:c="3"/>243,594</text:p>
          </table:table-cell>
          <table:table-cell office:value-type="float" office:value="678589" table:style-name="ce62">
            <text:p><text:s text:c="3"/>678,589</text:p>
          </table:table-cell>
          <table:table-cell office:value-type="float" office:value="351126" table:style-name="ce62">
            <text:p><text:s text:c="3"/>351,126</text:p>
          </table:table-cell>
          <table:table-cell office:value-type="float" office:value="327463" table:style-name="ce62">
            <text:p><text:s text:c="3"/>327,463</text:p>
          </table:table-cell>
          <table:table-cell office:value-type="float" office:value="107.23" table:style-name="ce63">
            <text:p>107.23</text:p>
          </table:table-cell>
          <table:table-cell office:value-type="float" office:value="525.70000000000005" table:style-name="ce63">
            <text:p>525.70</text:p>
          </table:table-cell>
          <table:table-cell office:value-type="float" office:value="2.79" table:style-name="ce64">
            <text:p>2.7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嘉義縣</text:p>
          </table:table-cell>
          <table:table-cell office:value-type="float" office:value="1903.6367" table:style-name="ce115">
            <text:p>1,903.636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5" table:style-name="ce62">
            <text:p><text:s text:c="3"/>5,345</text:p>
          </table:table-cell>
          <table:table-cell office:value-type="float" office:value="184422" table:style-name="ce62">
            <text:p><text:s text:c="3"/>184,422</text:p>
          </table:table-cell>
          <table:table-cell office:value-type="float" office:value="500654" table:style-name="ce62">
            <text:p><text:s text:c="3"/>500,654</text:p>
          </table:table-cell>
          <table:table-cell office:value-type="float" office:value="259801" table:style-name="ce62">
            <text:p><text:s text:c="3"/>259,801</text:p>
          </table:table-cell>
          <table:table-cell office:value-type="float" office:value="240853" table:style-name="ce62">
            <text:p><text:s text:c="3"/>240,853</text:p>
          </table:table-cell>
          <table:table-cell office:value-type="float" office:value="107.87" table:style-name="ce63">
            <text:p>107.87</text:p>
          </table:table-cell>
          <table:table-cell office:value-type="float" office:value="263" table:style-name="ce63">
            <text:p>263.00</text:p>
          </table:table-cell>
          <table:table-cell office:value-type="float" office:value="2.71" table:style-name="ce64">
            <text:p>2.7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屏東縣</text:p>
          </table:table-cell>
          <table:table-cell office:value-type="float" office:value="2775.6003000000001" table:style-name="ce115">
            <text:p>2,775.6003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85" table:style-name="ce62">
            <text:p><text:s text:c="3"/>7,385</text:p>
          </table:table-cell>
          <table:table-cell office:value-type="float" office:value="291246" table:style-name="ce62">
            <text:p><text:s text:c="3"/>291,246</text:p>
          </table:table-cell>
          <table:table-cell office:value-type="float" office:value="814895" table:style-name="ce62">
            <text:p><text:s text:c="3"/>814,895</text:p>
          </table:table-cell>
          <table:table-cell office:value-type="float" office:value="415266" table:style-name="ce62">
            <text:p><text:s text:c="3"/>415,266</text:p>
          </table:table-cell>
          <table:table-cell office:value-type="float" office:value="399629" table:style-name="ce62">
            <text:p><text:s text:c="3"/>399,629</text:p>
          </table:table-cell>
          <table:table-cell office:value-type="float" office:value="103.91" table:style-name="ce63">
            <text:p>103.91</text:p>
          </table:table-cell>
          <table:table-cell office:value-type="float" office:value="293.58999999999997" table:style-name="ce63">
            <text:p>293.59</text:p>
          </table:table-cell>
          <table:table-cell office:value-type="float" office:value="2.8" table:style-name="ce64">
            <text:p>2.8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臺東縣</text:p>
          </table:table-cell>
          <table:table-cell office:value-type="float" office:value="3515.2525999999998" table:style-name="ce115">
            <text:p>3,515.252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0" table:style-name="ce62">
            <text:p><text:s text:c="3"/>2,680</text:p>
          </table:table-cell>
          <table:table-cell office:value-type="float" office:value="83556" table:style-name="ce62">
            <text:p><text:s text:c="3"/>83,556</text:p>
          </table:table-cell>
          <table:table-cell office:value-type="float" office:value="215674" table:style-name="ce62">
            <text:p><text:s text:c="3"/>215,674</text:p>
          </table:table-cell>
          <table:table-cell office:value-type="float" office:value="110893" table:style-name="ce62">
            <text:p><text:s text:c="3"/>110,893</text:p>
          </table:table-cell>
          <table:table-cell office:value-type="float" office:value="104781" table:style-name="ce62">
            <text:p><text:s text:c="3"/>104,781</text:p>
          </table:table-cell>
          <table:table-cell office:value-type="float" office:value="105.83" table:style-name="ce63">
            <text:p>105.83</text:p>
          </table:table-cell>
          <table:table-cell office:value-type="float" office:value="61.35" table:style-name="ce63">
            <text:p>61.35</text:p>
          </table:table-cell>
          <table:table-cell office:value-type="float" office:value="2.58" table:style-name="ce64">
            <text:p>2.5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花蓮縣</text:p>
          </table:table-cell>
          <table:table-cell office:value-type="float" office:value="4628.5713999999998" table:style-name="ce115">
            <text:p>4,628.57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7254" table:style-name="ce62">
            <text:p><text:s text:c="3"/>127,254</text:p>
          </table:table-cell>
          <table:table-cell office:value-type="float" office:value="325018" table:style-name="ce62">
            <text:p><text:s text:c="3"/>325,018</text:p>
          </table:table-cell>
          <table:table-cell office:value-type="float" office:value="164391" table:style-name="ce62">
            <text:p><text:s text:c="3"/>164,391</text:p>
          </table:table-cell>
          <table:table-cell office:value-type="float" office:value="160627" table:style-name="ce62">
            <text:p><text:s text:c="3"/>160,627</text:p>
          </table:table-cell>
          <table:table-cell office:value-type="float" office:value="102.34" table:style-name="ce63">
            <text:p>102.34</text:p>
          </table:table-cell>
          <table:table-cell office:value-type="float" office:value="70.22" table:style-name="ce63">
            <text:p>70.22</text:p>
          </table:table-cell>
          <table:table-cell office:value-type="float" office:value="2.5499999999999998" table:style-name="ce64">
            <text:p>2.5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澎湖縣</text:p>
          </table:table-cell>
          <table:table-cell office:value-type="float" office:value="126.86409999999999" table:style-name="ce115">
            <text:p>126.864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6" table:style-name="ce62">
            <text:p><text:s text:c="3"/>1,396</text:p>
          </table:table-cell>
          <table:table-cell office:value-type="float" office:value="41429" table:style-name="ce62">
            <text:p><text:s text:c="3"/>41,429</text:p>
          </table:table-cell>
          <table:table-cell office:value-type="float" office:value="105277" table:style-name="ce62">
            <text:p><text:s text:c="3"/>105,277</text:p>
          </table:table-cell>
          <table:table-cell office:value-type="float" office:value="54148" table:style-name="ce62">
            <text:p><text:s text:c="3"/>54,148</text:p>
          </table:table-cell>
          <table:table-cell office:value-type="float" office:value="51129" table:style-name="ce62">
            <text:p><text:s text:c="3"/>51,129</text:p>
          </table:table-cell>
          <table:table-cell office:value-type="float" office:value="105.9" table:style-name="ce63">
            <text:p>105.90</text:p>
          </table:table-cell>
          <table:table-cell office:value-type="float" office:value="829.84" table:style-name="ce63">
            <text:p>829.84</text:p>
          </table:table-cell>
          <table:table-cell office:value-type="float" office:value="2.54" table:style-name="ce64">
            <text:p>2.5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">
          <table:table-cell office:value-type="string" table:style-name="ce114">
            <text:p>基隆市</text:p>
          </table:table-cell>
          <table:table-cell office:value-type="float" office:value="132.75890000000001" table:style-name="ce115">
            <text:p>132.758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5330" table:style-name="ce62">
            <text:p><text:s text:c="3"/>155,330</text:p>
          </table:table-cell>
          <table:table-cell office:value-type="float" office:value="368184" table:style-name="ce62">
            <text:p><text:s text:c="3"/>368,184</text:p>
          </table:table-cell>
          <table:table-cell office:value-type="float" office:value="183659" table:style-name="ce62">
            <text:p><text:s text:c="3"/>183,659</text:p>
          </table:table-cell>
          <table:table-cell office:value-type="float" office:value="184525" table:style-name="ce62">
            <text:p><text:s text:c="3"/>184,525</text:p>
          </table:table-cell>
          <table:table-cell office:value-type="float" office:value="99.53" table:style-name="ce63">
            <text:p>99.53</text:p>
          </table:table-cell>
          <table:table-cell office:value-type="float" office:value="2773.33" table:style-name="ce63">
            <text:p>2,773.33</text:p>
          </table:table-cell>
          <table:table-cell office:value-type="float" office:value="2.37" table:style-name="ce64">
            <text:p>2.37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新竹市</text:p>
          </table:table-cell>
          <table:table-cell office:value-type="float" office:value="104.15260000000001" table:style-name="ce115">
            <text:p>104.152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3" table:style-name="ce62">
            <text:p><text:s text:c="3"/>2,173</text:p>
          </table:table-cell>
          <table:table-cell office:value-type="float" office:value="169772" table:style-name="ce62">
            <text:p><text:s text:c="3"/>169,772</text:p>
          </table:table-cell>
          <table:table-cell office:value-type="float" office:value="450288" table:style-name="ce62">
            <text:p><text:s text:c="3"/>450,288</text:p>
          </table:table-cell>
          <table:table-cell office:value-type="float" office:value="222066" table:style-name="ce62">
            <text:p><text:s text:c="3"/>222,066</text:p>
          </table:table-cell>
          <table:table-cell office:value-type="float" office:value="228222" table:style-name="ce62">
            <text:p><text:s text:c="3"/>228,222</text:p>
          </table:table-cell>
          <table:table-cell office:value-type="float" office:value="97.3" table:style-name="ce63">
            <text:p>97.30</text:p>
          </table:table-cell>
          <table:table-cell office:value-type="float" office:value="4323.3500000000004" table:style-name="ce63">
            <text:p>4,323.35</text:p>
          </table:table-cell>
          <table:table-cell office:value-type="float" office:value="2.65" table:style-name="ce64">
            <text:p>2.6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嘉義市</text:p>
          </table:table-cell>
          <table:table-cell office:value-type="float" office:value="60.025599999999997" table:style-name="ce115">
            <text:p>60.025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6" table:style-name="ce62">
            <text:p><text:s text:c="3"/>1,406</text:p>
          </table:table-cell>
          <table:table-cell office:value-type="float" office:value="101101" table:style-name="ce62">
            <text:p><text:s text:c="3"/>101,101</text:p>
          </table:table-cell>
          <table:table-cell office:value-type="float" office:value="266668" table:style-name="ce62">
            <text:p><text:s text:c="3"/>266,668</text:p>
          </table:table-cell>
          <table:table-cell office:value-type="float" office:value="129156" table:style-name="ce62">
            <text:p><text:s text:c="3"/>129,156</text:p>
          </table:table-cell>
          <table:table-cell office:value-type="float" office:value="137512" table:style-name="ce62">
            <text:p><text:s text:c="3"/>137,512</text:p>
          </table:table-cell>
          <table:table-cell office:value-type="float" office:value="93.92" table:style-name="ce63">
            <text:p>93.92</text:p>
          </table:table-cell>
          <table:table-cell office:value-type="float" office:value="4442.57" table:style-name="ce63">
            <text:p>4,442.57</text:p>
          </table:table-cell>
          <table:table-cell office:value-type="float" office:value="2.64" table:style-name="ce64">
            <text:p>2.64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福建省</text:p>
          </table:table-cell>
          <table:table-cell office:value-type="float" office:value="180.45600000000002" table:style-name="ce105">
            <text:p>180.4560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921" table:style-name="ce54">
            <text:p><text:s text:c="3"/>44,921</text:p>
          </table:table-cell>
          <table:table-cell office:value-type="float" office:value="152792" table:style-name="ce54">
            <text:p><text:s text:c="3"/>152,792</text:p>
          </table:table-cell>
          <table:table-cell office:value-type="float" office:value="77234" table:style-name="ce54">
            <text:p><text:s text:c="3"/>77,234</text:p>
          </table:table-cell>
          <table:table-cell office:value-type="float" office:value="75558" table:style-name="ce54">
            <text:p><text:s text:c="3"/>75,558</text:p>
          </table:table-cell>
          <table:table-cell office:value-type="float" office:value="102.22" table:style-name="ce55">
            <text:p>102.22</text:p>
          </table:table-cell>
          <table:table-cell office:value-type="float" office:value="846.7" table:style-name="ce55">
            <text:p>846.70</text:p>
          </table:table-cell>
          <table:table-cell office:value-type="float" office:value="3.4" table:style-name="ce56">
            <text:p>3.4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金門縣</text:p>
          </table:table-cell>
          <table:table-cell office:value-type="float" office:value="151.65600000000001" table:style-name="ce115">
            <text:p>151.6560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582" table:style-name="ce62">
            <text:p><text:s text:c="3"/>41,582</text:p>
          </table:table-cell>
          <table:table-cell office:value-type="float" office:value="139703" table:style-name="ce62">
            <text:p><text:s text:c="3"/>139,703</text:p>
          </table:table-cell>
          <table:table-cell office:value-type="float" office:value="69700" table:style-name="ce62">
            <text:p><text:s text:c="3"/>69,700</text:p>
          </table:table-cell>
          <table:table-cell office:value-type="float" office:value="70003" table:style-name="ce62">
            <text:p><text:s text:c="3"/>70,003</text:p>
          </table:table-cell>
          <table:table-cell office:value-type="float" office:value="99.57" table:style-name="ce63">
            <text:p>99.57</text:p>
          </table:table-cell>
          <table:table-cell office:value-type="float" office:value="921.18" table:style-name="ce63">
            <text:p>921.18</text:p>
          </table:table-cell>
          <table:table-cell office:value-type="float" office:value="3.36" table:style-name="ce64">
            <text:p>3.3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連江縣</text:p>
          </table:table-cell>
          <table:table-cell office:value-type="float" office:value="28.8" table:style-name="ce115">
            <text:p>28.800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339" table:style-name="ce62">
            <text:p><text:s text:c="3"/>3,339</text:p>
          </table:table-cell>
          <table:table-cell office:value-type="float" office:value="13089" table:style-name="ce62">
            <text:p><text:s text:c="3"/>13,089</text:p>
          </table:table-cell>
          <table:table-cell office:value-type="float" office:value="7534" table:style-name="ce62">
            <text:p><text:s text:c="3"/>7,534</text:p>
          </table:table-cell>
          <table:table-cell office:value-type="float" office:value="5555" table:style-name="ce62">
            <text:p><text:s text:c="3"/>5,555</text:p>
          </table:table-cell>
          <table:table-cell office:value-type="float" office:value="135.63" table:style-name="ce63">
            <text:p>135.63</text:p>
          </table:table-cell>
          <table:table-cell office:value-type="float" office:value="454.48" table:style-name="ce63">
            <text:p>454.48</text:p>
          </table:table-cell>
          <table:table-cell office:value-type="float" office:value="3.92" table:style-name="ce64">
            <text:p>3.92</text:p>
          </table:table-cell>
          <table:table-cell table:style-name="ce79"/>
          <table:table-cell table:style-name="ce117"/>
          <table:table-cell table:style-name="ce109"/>
          <table:table-cell table:style-name="ce118"/>
          <table:table-cell table:style-name="ce79"/>
          <table:table-cell table:number-columns-repeated="16367"/>
        </table:table-row>
        <table:table-row table:style-name="ro18">
          <table:table-cell office:value-type="string" table:style-name="ce119">
            <text:p>東沙群島</text:p>
          </table:table-cell>
          <table:table-cell office:value-type="float" office:value="2.38" table:style-name="ce105">
            <text:p>2.3800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table:style-name="ce79"/>
          <table:table-cell table:style-name="ce117"/>
          <table:table-cell table:style-name="ce109"/>
          <table:table-cell table:style-name="ce121"/>
          <table:table-cell table:style-name="ce79"/>
          <table:table-cell table:number-columns-repeated="16367"/>
        </table:table-row>
        <table:table-row table:style-name="ro11">
          <table:table-cell office:value-type="string" table:style-name="ce122">
            <text:p>南沙群島</text:p>
          </table:table-cell>
          <table:table-cell office:value-type="float" office:value="0.50449999999999995" table:style-name="ce123">
            <text:p>0.5045</text:p>
          </table:table-cell>
          <table:table-cell office:value-type="string" table:style-name="ce124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5">
            <text:p><text:span text:style-name="T3"><text:s/></text:span>說明：1.本表村里數及鄰數係指設有戶籍之戶籍登記資料，非行政區域資料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126"/>
          <table:table-cell table:style-name="ce127"/>
          <table:table-cell office:value-type="string" office:string-value="內政部戶政司 民國109年9月8日編製" table:formula="of:=['新02性比例等-年月別'.L43]" table:style-name="ce128">
            <text:p>內政部戶政司 民國109年9月8日編製</text:p>
          </table:table-cell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3.104年12月南沙太平島交通基礎整建工程竣工，增加面積0.0149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11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style-name="ro11">
          <table:table-cell table:style-name="ce90"/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9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outlook%20moi2002/月報速報/06速(月)報套印/10908/【套印】各月(03以外)-10908.xlsx'#新02性比例等-年月別" table:style-name="ta3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3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3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3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3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3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3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3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3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3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3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3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3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3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3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3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03:22Z</meta:creation-date>
    <dc:date>2020-09-08T07:03:58Z</dc:date>
  </office:meta>
</office:document-meta>
</file>